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72b6" officeooo:paragraph-rsid="001a72b6"/>
    </style:style>
    <style:style style:name="P2" style:family="paragraph" style:parent-style-name="Standard">
      <style:text-properties officeooo:rsid="001a72b6" officeooo:paragraph-rsid="001bc778"/>
    </style:style>
    <style:style style:name="P3" style:family="paragraph" style:parent-style-name="Standard">
      <style:paragraph-properties fo:text-align="start" style:justify-single-word="false"/>
      <style:text-properties officeooo:rsid="001bc778" officeooo:paragraph-rsid="001bc778"/>
    </style:style>
    <style:style style:name="P4" style:family="paragraph" style:parent-style-name="Standard">
      <style:text-properties officeooo:paragraph-rsid="001bc778"/>
    </style:style>
    <style:style style:name="P5" style:family="paragraph" style:parent-style-name="Standard">
      <style:text-properties officeooo:rsid="001ee290" officeooo:paragraph-rsid="001ee290"/>
    </style:style>
    <style:style style:name="P6" style:family="paragraph" style:parent-style-name="Standard">
      <style:text-properties officeooo:rsid="001bc778" officeooo:paragraph-rsid="001bc778"/>
    </style:style>
    <style:style style:name="P7" style:family="paragraph" style:parent-style-name="Standard">
      <style:text-properties officeooo:rsid="0023bbed" officeooo:paragraph-rsid="0023bbed"/>
    </style:style>
    <style:style style:name="T1" style:family="text">
      <style:text-properties officeooo:rsid="001a72b6"/>
    </style:style>
    <style:style style:name="T2" style:family="text">
      <style:text-properties officeooo:rsid="001b429c"/>
    </style:style>
    <style:style style:name="T3" style:family="text">
      <style:text-properties officeooo:rsid="001bc778"/>
    </style:style>
    <style:style style:name="T4" style:family="text">
      <style:text-properties officeooo:rsid="001c051a"/>
    </style:style>
    <style:style style:name="T5" style:family="text">
      <style:text-properties officeooo:rsid="001ddcc7"/>
    </style:style>
    <style:style style:name="T6" style:family="text">
      <style:text-properties officeooo:rsid="001ee290"/>
    </style:style>
    <style:style style:name="T7" style:family="text">
      <style:text-properties officeooo:rsid="0020be7b"/>
    </style:style>
    <style:style style:name="T8" style:family="text">
      <style:text-properties officeooo:rsid="0021eaba"/>
    </style:style>
    <style:style style:name="T9" style:family="text">
      <style:text-properties officeooo:rsid="0023f7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 vuole creare un sistema di streaming musicale su abbonamento</text:p>
      <text:p text:style-name="P1"/>
      <text:p text:style-name="P1">Gli utenti possono essere abbonati oppure no ma in ogni caso sono caratterizzati da <text:span text:style-name="T8">CF,</text:span> Nome, Cognome e Indirizzo fatturazione (Composto?) . Gli utenti abbonati hanno una data di scadenza dell’abbonamento, gli utenti free hanno invece un<text:span text:style-name="T3">a data di scadenza del periodo di prova.</text:span></text:p>
      <text:p text:style-name="P6">Per ogni utente viene inoltre registrata l’ora d<text:span text:style-name="T7">ell’ultimo</text:span> ascolto della canzone selezionata. (attributo di relazione?) .</text:p>
      <text:p text:style-name="P6"/>
      <text:p text:style-name="P7">Gli utenti premium hanno la possibilita’ di creare delle playlist che hanno un <text:span text:style-name="T9">titolo</text:span>, un numero di canzoni ed una durata complessiva.</text:p>
      <text:p text:style-name="P2"/>
      <text:p text:style-name="P1">Ogni canzone e’ caratterizzata <text:span text:style-name="T7">da</text:span>: <text:span text:style-name="T7">Titolo, </text:span>Nome autore, <text:span text:style-name="T7">lunghezza </text:span><text:span text:style-name="T6">e genere (multivalore? Potrebbe appartenere a piu’ generi)</text:span></text:p>
      <text:p text:style-name="P4"><text:span text:style-name="T1">Una canzone puo’ fare parte di un Album e l’album e’ caratterizzato da: </text:span><text:span text:style-name="T7">Nome album,</text:span><text:span text:style-name="T1"> numero di canzoni, durata complessiva </text:span><text:span text:style-name="T7">(calcolabile?) </text:span><text:span text:style-name="T2">e data di pubblicazione.</text:span></text:p>
      <text:p text:style-name="P4"/>
      <text:p text:style-name="P5"/>
      <text:p text:style-name="P3"><text:span text:style-name="T5"><text:s/></text:span><text:span text:style-name="T4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21:38:36.864129535</meta:creation-date>
    <dc:date>2021-12-09T23:48:32.118750651</dc:date>
    <meta:editing-duration>PT55M18S</meta:editing-duration>
    <meta:editing-cycles>5</meta:editing-cycles>
    <meta:generator>LibreOffice/7.2.3.2$Linux_X86_64 LibreOffice_project/20$Build-2</meta:generator>
    <meta:document-statistic meta:table-count="0" meta:image-count="0" meta:object-count="0" meta:page-count="1" meta:paragraph-count="7" meta:word-count="134" meta:character-count="882" meta:non-whitespace-character-count="752"/>
  </office:meta>
</office:document-meta>
</file>